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1.139cm" fo:min-width="4.41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.139cm" fo:min-width="7.486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1.528cm" fo:min-width="6.474cm"/>
    </style:style>
    <style:style style:name="gr5" style:family="graphic" style:parent-style-name="objectwithoutfill">
      <style:graphic-properties draw:marker-end="Triangle_20_unfilled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fo:color="#000000" style:font-name="Courier New1" fo:font-size="10pt" fo:font-weight="normal" style:font-size-asian="10pt" style:font-size-complex="10pt"/>
    </style:style>
    <style:style style:name="P3" style:family="paragraph">
      <loext:graphic-properties draw:fill="none"/>
      <style:paragraph-properties fo:text-align="center"/>
      <style:text-properties fo:color="#000000" fo:font-size="11pt" fo:font-weight="normal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000000" style:font-name="Courier New1" fo:font-size="10pt" fo:font-weight="normal" style:font-size-asian="10pt" style:font-weight-asian="bold" style:font-size-complex="10pt" style:font-weight-complex="bold"/>
    </style:style>
    <style:style style:name="T2" style:family="text">
      <style:text-properties fo:color="#000000" style:font-name="Courier New1" fo:font-size="10pt" style:text-underline-style="none" fo:font-weight="normal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916cm" svg:height="1.389cm" svg:x="9.089cm" svg:y="3.54cm">
          <text:p text:style-name="P1"><text:span text:style-name="T1">Person</text:span></text:p>
          <text:p text:style-name="P1"><text:span text:style-name="T1">-name : String</text:span></text:p>
          <text:p text:style-name="P1"><text:span text:style-name="T2">#Person(name: Str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9.075cm" svg:y1="4.423cm" svg:x2="13.99cm" svg:y2="4.423cm">
          <text:p/>
        </draw:line>
        <draw:line draw:style-name="gr2" draw:text-style-name="P3" draw:layer="layout" svg:x1="9.09cm" svg:y1="4.015cm" svg:x2="14.005cm" svg:y2="4.015cm">
          <text:p/>
        </draw:line>
        <draw:custom-shape draw:style-name="gr3" draw:text-style-name="P2" xml:id="id1" draw:id="id1" draw:layer="layout" svg:width="7.986cm" svg:height="1.389cm" svg:x="2.419cm" svg:y="5.94cm">
          <text:p text:style-name="P1"><text:span text:style-name="T1">Professor</text:span></text:p>
          <text:p text:style-name="P1"><text:span text:style-name="T1">-dept : String</text:span></text:p>
          <text:p text:style-name="P1"><text:span text:style-name="T2">Professor(name: String, dept: Str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.397cm" svg:y1="6.823cm" svg:x2="10.381cm" svg:y2="6.823cm">
          <text:p/>
        </draw:line>
        <draw:line draw:style-name="gr2" draw:text-style-name="P3" draw:layer="layout" svg:x1="2.421cm" svg:y1="6.415cm" svg:x2="10.405cm" svg:y2="6.415cm">
          <text:p/>
        </draw:line>
        <draw:custom-shape draw:style-name="gr4" draw:text-style-name="P2" xml:id="id3" draw:id="id3" draw:layer="layout" svg:width="6.974cm" svg:height="1.778cm" svg:x="12.695cm" svg:y="6.08cm">
          <text:p text:style-name="P1"><text:span text:style-name="T1">Student</text:span></text:p>
          <text:p text:style-name="P1"><text:span text:style-name="T1">-gpa : double</text:span></text:p>
          <text:p text:style-name="P1"><text:span text:style-name="T1">-yr : int</text:span></text:p>
          <text:p text:style-name="P1"><text:span text:style-name="T2">Student(name: String, yr: in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2.675cm" svg:y1="7.362cm" svg:x2="19.648cm" svg:y2="7.362cm">
          <text:p/>
        </draw:line>
        <draw:line draw:style-name="gr2" draw:text-style-name="P3" draw:layer="layout" svg:x1="12.696cm" svg:y1="6.585cm" svg:x2="19.669cm" svg:y2="6.585cm">
          <text:p/>
        </draw:line>
        <draw:connector draw:style-name="gr5" draw:text-style-name="P4" draw:layer="layout" draw:type="line" svg:x1="6.412cm" svg:y1="5.94cm" svg:x2="9.089cm" svg:y2="4.234cm" draw:start-shape="id1" draw:start-glue-point="0" draw:end-shape="id2" svg:d="M6412 5940l2677-1706" svg:viewBox="0 0 2678 1707">
          <text:p/>
        </draw:connector>
        <draw:connector draw:style-name="gr5" draw:text-style-name="P4" draw:layer="layout" draw:type="line" svg:x1="16.182cm" svg:y1="6.08cm" svg:x2="14.005cm" svg:y2="4.234cm" draw:start-shape="id3" draw:start-glue-point="0" draw:end-shape="id2" draw:end-glue-point="1" svg:d="M16182 6080l-2177-1846" svg:viewBox="0 0 2178 18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10-07T16:55:22.900268149</dc:date>
    <meta:editing-duration>PT51M49S</meta:editing-duration>
    <meta:editing-cycles>18</meta:editing-cycles>
    <meta:document-statistic meta:object-count="11"/>
  </office:meta>
</office:document-meta>
</file>